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20"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annotation draw:style-name="gr15" draw:text-style-name="P2" svg:width="82.18pt" svg:height="184.85pt" svg:x="849pt" svg:y="3016.66pt" draw:caption-point-x="-17.29pt" draw:caption-point-y="42.8pt">
              <dc:date>2018-11-08T00:00:00</dc:date>
              <text:p text:style-name="P1">Esimerkki: yritä hakea ne julkaisut, joihin liittyy tietty aineisto aineistonumeron avulla. Wikissä olevissa ohjeissa lukee haettavissa subqueryllä, mutta ei ole yhtään esimerkkiä kuinka tämä tapahtuu.</text:p>
            </office:annotation>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20"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6"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9">00/00/0000</text:date>, <text:time style:data-style-name="N2" text:time-value="10:53:52.0178713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8T11:38:18.642950614</dc:date>
    <meta:editing-duration>P78DT12H58M7S</meta:editing-duration>
    <meta:editing-cycles>317</meta:editing-cycles>
    <meta:generator>LibreOffice/6.0.6.2$Linux_X86_64 LibreOffice_project/00m0$Build-2</meta:generator>
    <meta:document-statistic meta:table-count="2" meta:cell-count="1213" meta:object-count="0"/>
  </office:meta>
</office:document-meta>
</file>